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30"/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32">
      <style:table-cell-properties fo:border-bottom="0.06pt solid #000000" fo:background-color="#fff2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10"/>
        <table:table-column table:style-name="co2" table:default-cell-style-name="ce14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1_1_0-8</text:p>
          </table:table-cell>
          <table:covered-table-cell table:style-name="ce8"/>
          <table:covered-table-cell table:style-name="ce12"/>
          <table:table-cell table:style-name="ce16"/>
          <table:table-cell table:style-name="ce19" office:value-type="string" calcext:value-type="string" table:number-columns-spanned="3" table:number-rows-spanned="1">
            <text:p>1_2_0-8</text:p>
          </table:table-cell>
          <table:covered-table-cell table:style-name="ce9"/>
          <table:covered-table-cell table:style-name="ce13"/>
          <table:table-cell table:style-name="ce16"/>
          <table:table-cell table:style-name="ce19" office:value-type="string" calcext:value-type="string" table:number-columns-spanned="3" table:number-rows-spanned="1">
            <text:p>1_3_0-8</text:p>
          </table:table-cell>
          <table:covered-table-cell table:style-name="ce9"/>
          <table:covered-table-cell table:style-name="ce13"/>
          <table:table-cell/>
          <table:table-cell table:style-name="ce19" office:value-type="string" calcext:value-type="string" table:number-columns-spanned="3" table:number-rows-spanned="1">
            <text:p>1_4_0-8</text:p>
          </table:table-cell>
          <table:covered-table-cell table:style-name="ce9"/>
          <table:covered-table-cell table:style-name="ce13"/>
          <table:table-cell/>
          <table:table-cell table:style-name="ce19" office:value-type="string" calcext:value-type="string" table:number-columns-spanned="3" table:number-rows-spanned="1">
            <text:p>1_5_0-8</text:p>
          </table:table-cell>
          <table:covered-table-cell table:style-name="ce9"/>
          <table:covered-table-cell table:style-name="ce13"/>
          <table:table-cell/>
          <table:table-cell table:style-name="ce19" office:value-type="string" calcext:value-type="string" table:number-columns-spanned="3" table:number-rows-spanned="1">
            <text:p>1_6_0-8</text:p>
          </table:table-cell>
          <table:covered-table-cell table:style-name="ce9"/>
          <table:covered-table-cell table:style-name="ce13"/>
        </table:table-row>
        <table:table-row table:style-name="ro1"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 table:style-name="ce16"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 table:style-name="ce16"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</table:table-row>
        <table:table-row table:style-name="ro1">
          <table:table-cell/>
          <table:table-cell table:formula="of:=-57.3758" office:value-type="float" office:value="-57.3758" calcext:value-type="float">
            <text:p>-57.3758</text:p>
          </table:table-cell>
          <table:table-cell table:formula="of:=0.2153" office:value-type="float" office:value="0.2153" calcext:value-type="float">
            <text:p>0.2153</text:p>
          </table:table-cell>
          <table:table-cell table:formula="of:=-60/[.B4]" office:value-type="float" office:value="1.04573705290384" calcext:value-type="float">
            <text:p>1.04573705290384</text:p>
          </table:table-cell>
          <table:table-cell/>
          <table:table-cell table:style-name="ce5" table:formula="of:=-59.4318" office:value-type="float" office:value="-59.4318" calcext:value-type="float">
            <text:p>-59.4318</text:p>
          </table:table-cell>
          <table:table-cell table:style-name="ce10" table:formula="of:= 0.2413" office:value-type="float" office:value="0.2413" calcext:value-type="float">
            <text:p>0.2413</text:p>
          </table:table-cell>
          <table:table-cell table:style-name="ce14" table:formula="of:=-60/[.F4]" office:value-type="float" office:value="1.00956053829768" calcext:value-type="float">
            <text:p>1.00956053829768</text:p>
          </table:table-cell>
          <table:table-cell/>
          <table:table-cell table:style-name="ce5" table:formula="of:= -48.63" office:value-type="float" office:value="-48.63" calcext:value-type="float">
            <text:p>-48.63</text:p>
          </table:table-cell>
          <table:table-cell table:style-name="ce10" office:value-type="float" office:value="0.1869" calcext:value-type="float">
            <text:p>0.1869</text:p>
          </table:table-cell>
          <table:table-cell table:style-name="ce14" table:formula="of:=-60/[.J4]" office:value-type="float" office:value="1.23380629241209" calcext:value-type="float">
            <text:p>1.23380629241209</text:p>
          </table:table-cell>
          <table:table-cell/>
          <table:table-cell table:style-name="ce5" table:formula="of:= -63.0587" office:value-type="float" office:value="-63.0587" calcext:value-type="float">
            <text:p>-63.0587</text:p>
          </table:table-cell>
          <table:table-cell table:style-name="ce10" table:formula="of:=0.2254" office:value-type="float" office:value="0.2254" calcext:value-type="float">
            <text:p>0.2254</text:p>
          </table:table-cell>
          <table:table-cell table:style-name="ce14" table:formula="of:=-60/[.N4]" office:value-type="float" office:value="0.951494401248361" calcext:value-type="float">
            <text:p>0.951494401248361</text:p>
          </table:table-cell>
          <table:table-cell/>
          <table:table-cell table:style-name="ce5" table:formula="of:=-53.666" office:value-type="float" office:value="-53.666" calcext:value-type="float">
            <text:p>-53.666</text:p>
          </table:table-cell>
          <table:table-cell table:style-name="ce10" table:formula="of:=0.1759" office:value-type="float" office:value="0.1759" calcext:value-type="float">
            <text:p>0.1759</text:p>
          </table:table-cell>
          <table:table-cell table:style-name="ce14" table:formula="of:=-60/[.R4]" office:value-type="float" office:value="1.11802631088585" calcext:value-type="float">
            <text:p>1.11802631088585</text:p>
          </table:table-cell>
          <table:table-cell/>
          <table:table-cell table:style-name="ce5" table:formula="of:=-42.1355" office:value-type="float" office:value="-42.1355" calcext:value-type="float">
            <text:p>-42.1355</text:p>
          </table:table-cell>
          <table:table-cell table:style-name="ce10" office:value-type="float" office:value="0.148" calcext:value-type="float">
            <text:p>0.148</text:p>
          </table:table-cell>
          <table:table-cell table:style-name="ce14" table:formula="of:=-60/[.V4]" office:value-type="float" office:value="1.42397740622515" calcext:value-type="float">
            <text:p>1.42397740622515</text:p>
          </table:table-cell>
        </table:table-row>
        <table:table-row table:style-name="ro1">
          <table:table-cell/>
          <table:table-cell table:formula="of:=-53.2383" office:value-type="float" office:value="-53.2383" calcext:value-type="float">
            <text:p>-53.2383</text:p>
          </table:table-cell>
          <table:table-cell table:formula="of:=0.1221" office:value-type="float" office:value="0.1221" calcext:value-type="float">
            <text:p>0.1221</text:p>
          </table:table-cell>
          <table:table-cell table:formula="of:=-60/[.B5]" office:value-type="float" office:value="1.12700818771448" calcext:value-type="float">
            <text:p>1.12700818771448</text:p>
          </table:table-cell>
          <table:table-cell/>
          <table:table-cell table:style-name="ce5" table:formula="of:=-59.4736" office:value-type="float" office:value="-59.4736" calcext:value-type="float">
            <text:p>-59.4736</text:p>
          </table:table-cell>
          <table:table-cell table:style-name="ce10" table:formula="of:=0.2397" office:value-type="float" office:value="0.2397" calcext:value-type="float">
            <text:p>0.2397</text:p>
          </table:table-cell>
          <table:table-cell table:style-name="ce14" table:formula="of:=-60/[.F5]" office:value-type="float" office:value="1.0088509859837" calcext:value-type="float">
            <text:p>1.0088509859837</text:p>
          </table:table-cell>
          <table:table-cell/>
          <table:table-cell table:style-name="ce5" table:formula="of:=-45.6773" office:value-type="float" office:value="-45.6773" calcext:value-type="float">
            <text:p>-45.6773</text:p>
          </table:table-cell>
          <table:table-cell table:style-name="ce10" office:value-type="float" office:value="0.2465" calcext:value-type="float">
            <text:p>0.2465</text:p>
          </table:table-cell>
          <table:table-cell table:style-name="ce14" table:formula="of:=-60/[.J5]" office:value-type="float" office:value="1.31356275436595" calcext:value-type="float">
            <text:p>1.31356275436595</text:p>
          </table:table-cell>
          <table:table-cell/>
          <table:table-cell table:style-name="ce5" table:formula="of:=-62.796" office:value-type="float" office:value="-62.796" calcext:value-type="float">
            <text:p>-62.796</text:p>
          </table:table-cell>
          <table:table-cell table:style-name="ce10" office:value-type="float" office:value="0.1849" calcext:value-type="float">
            <text:p>0.1849</text:p>
          </table:table-cell>
          <table:table-cell table:style-name="ce14" table:formula="of:=-60/[.N5]" office:value-type="float" office:value="0.955474871010892" calcext:value-type="float">
            <text:p>0.955474871010892</text:p>
          </table:table-cell>
          <table:table-cell/>
          <table:table-cell table:style-name="ce5" table:formula="of:= -54.1102" office:value-type="float" office:value="-54.1102" calcext:value-type="float">
            <text:p>-54.1102</text:p>
          </table:table-cell>
          <table:table-cell table:style-name="ce10" office:value-type="float" office:value="0.1488" calcext:value-type="float">
            <text:p>0.1488</text:p>
          </table:table-cell>
          <table:table-cell table:style-name="ce14" table:formula="of:=-60/[.R5]" office:value-type="float" office:value="1.1088482393338" calcext:value-type="float">
            <text:p>1.1088482393338</text:p>
          </table:table-cell>
          <table:table-cell/>
          <table:table-cell table:style-name="ce5" office:value-type="float" office:value="-42.9334" calcext:value-type="float">
            <text:p>-42.9334</text:p>
          </table:table-cell>
          <table:table-cell table:style-name="ce10" office:value-type="float" office:value="0.1372" calcext:value-type="float">
            <text:p>0.1372</text:p>
          </table:table-cell>
          <table:table-cell table:style-name="ce14" table:formula="of:=-60/[.V5]" office:value-type="float" office:value="1.39751335789851" calcext:value-type="float">
            <text:p>1.39751335789851</text:p>
          </table:table-cell>
        </table:table-row>
        <table:table-row table:style-name="ro1">
          <table:table-cell/>
          <table:table-cell table:formula="of:=-57.0262" office:value-type="float" office:value="-57.0262" calcext:value-type="float">
            <text:p>-57.0262</text:p>
          </table:table-cell>
          <table:table-cell table:formula="of:= 0.1567" office:value-type="float" office:value="0.1567" calcext:value-type="float">
            <text:p>0.1567</text:p>
          </table:table-cell>
          <table:table-cell table:formula="of:=-60/[.B6]" office:value-type="float" office:value="1.05214796006046" calcext:value-type="float">
            <text:p>1.05214796006046</text:p>
          </table:table-cell>
          <table:table-cell/>
          <table:table-cell table:style-name="ce5" table:formula="of:=-58.9292" office:value-type="float" office:value="-58.9292" calcext:value-type="float">
            <text:p>-58.9292</text:p>
          </table:table-cell>
          <table:table-cell table:style-name="ce10" table:formula="of:=0.2712" office:value-type="float" office:value="0.2712" calcext:value-type="float">
            <text:p>0.2712</text:p>
          </table:table-cell>
          <table:table-cell table:style-name="ce14" table:formula="of:=-60/[.F6]" office:value-type="float" office:value="1.0181709576916" calcext:value-type="float">
            <text:p>1.0181709576916</text:p>
          </table:table-cell>
          <table:table-cell/>
          <table:table-cell table:style-name="ce5" table:formula="of:=-47.7149" office:value-type="float" office:value="-47.7149" calcext:value-type="float">
            <text:p>-47.7149</text:p>
          </table:table-cell>
          <table:table-cell table:style-name="ce10" office:value-type="float" office:value="0.1873" calcext:value-type="float">
            <text:p>0.1873</text:p>
          </table:table-cell>
          <table:table-cell table:style-name="ce14" table:formula="of:=-60/[.J6]" office:value-type="float" office:value="1.25746884097001" calcext:value-type="float">
            <text:p>1.25746884097001</text:p>
          </table:table-cell>
          <table:table-cell/>
          <table:table-cell table:style-name="ce5" table:formula="of:=-63.1125" office:value-type="float" office:value="-63.1125" calcext:value-type="float">
            <text:p>-63.1125</text:p>
          </table:table-cell>
          <table:table-cell table:style-name="ce10" office:value-type="float" office:value="0.2739" calcext:value-type="float">
            <text:p>0.2739</text:p>
          </table:table-cell>
          <table:table-cell table:style-name="ce14" table:formula="of:=-60/[.N6]" office:value-type="float" office:value="0.95068330362448" calcext:value-type="float">
            <text:p>0.95068330362448</text:p>
          </table:table-cell>
          <table:table-cell/>
          <table:table-cell table:style-name="ce5" table:formula="of:=-47.0822" office:value-type="float" office:value="-47.0822" calcext:value-type="float">
            <text:p>-47.0822</text:p>
          </table:table-cell>
          <table:table-cell table:style-name="ce10" office:value-type="float" office:value="0.1265" calcext:value-type="float">
            <text:p>0.1265</text:p>
          </table:table-cell>
          <table:table-cell table:style-name="ce14" table:formula="of:=-60/[.R6]" office:value-type="float" office:value="1.27436695821351" calcext:value-type="float">
            <text:p>1.27436695821351</text:p>
          </table:table-cell>
          <table:table-cell/>
          <table:table-cell table:style-name="ce5" table:formula="of:=-40.555" office:value-type="float" office:value="-40.555" calcext:value-type="float">
            <text:p>-40.555</text:p>
          </table:table-cell>
          <table:table-cell table:style-name="ce10" office:value-type="float" office:value="0.0973" calcext:value-type="float">
            <text:p>0.0973</text:p>
          </table:table-cell>
          <table:table-cell table:style-name="ce14" table:formula="of:=-60/[.V6]" office:value-type="float" office:value="1.47947232153865" calcext:value-type="float">
            <text:p>1.47947232153865</text:p>
          </table:table-cell>
        </table:table-row>
        <table:table-row table:style-name="ro1">
          <table:table-cell/>
          <table:table-cell table:formula="of:=-56.7919" office:value-type="float" office:value="-56.7919" calcext:value-type="float">
            <text:p>-56.7919</text:p>
          </table:table-cell>
          <table:table-cell table:formula="of:=0.1692" office:value-type="float" office:value="0.1692" calcext:value-type="float">
            <text:p>0.1692</text:p>
          </table:table-cell>
          <table:table-cell table:formula="of:=-60/[.B7]" office:value-type="float" office:value="1.05648868940817" calcext:value-type="float">
            <text:p>1.05648868940817</text:p>
          </table:table-cell>
          <table:table-cell/>
          <table:table-cell table:style-name="ce5" table:formula="of:= -59.9559" office:value-type="float" office:value="-59.9559" calcext:value-type="float">
            <text:p>-59.9559</text:p>
          </table:table-cell>
          <table:table-cell table:style-name="ce10" table:formula="of:=0.2464" office:value-type="float" office:value="0.2464" calcext:value-type="float">
            <text:p>0.2464</text:p>
          </table:table-cell>
          <table:table-cell table:style-name="ce14" table:formula="of:=-60/[.F7]" office:value-type="float" office:value="1.00073554062236" calcext:value-type="float">
            <text:p>1.00073554062236</text:p>
          </table:table-cell>
          <table:table-cell/>
          <table:table-cell table:style-name="ce5" table:formula="of:=-44.84" office:value-type="float" office:value="-44.84" calcext:value-type="float">
            <text:p>-44.84</text:p>
          </table:table-cell>
          <table:table-cell table:style-name="ce10" office:value-type="float" office:value="0.1489" calcext:value-type="float">
            <text:p>0.1489</text:p>
          </table:table-cell>
          <table:table-cell table:style-name="ce14" table:formula="of:=-60/[.J7]" office:value-type="float" office:value="1.33809099018733" calcext:value-type="float">
            <text:p>1.33809099018733</text:p>
          </table:table-cell>
          <table:table-cell/>
          <table:table-cell table:style-name="ce5" table:formula="of:=-61.19" office:value-type="float" office:value="-61.19" calcext:value-type="float">
            <text:p>-61.19</text:p>
          </table:table-cell>
          <table:table-cell table:style-name="ce10" table:formula="of:=0.2241" office:value-type="float" office:value="0.2241" calcext:value-type="float">
            <text:p>0.2241</text:p>
          </table:table-cell>
          <table:table-cell table:style-name="ce14" table:formula="of:=-60/[.N7]" office:value-type="float" office:value="0.980552377839516" calcext:value-type="float">
            <text:p>0.980552377839516</text:p>
          </table:table-cell>
          <table:table-cell/>
          <table:table-cell table:style-name="ce5" table:formula="of:=-57.1371" office:value-type="float" office:value="-57.1371" calcext:value-type="float">
            <text:p>-57.1371</text:p>
          </table:table-cell>
          <table:table-cell table:style-name="ce10" office:value-type="float" office:value="0.1616" calcext:value-type="float">
            <text:p>0.1616</text:p>
          </table:table-cell>
          <table:table-cell table:style-name="ce14" table:formula="of:=-60/[.R7]" office:value-type="float" office:value="1.05010579815916" calcext:value-type="float">
            <text:p>1.05010579815916</text:p>
          </table:table-cell>
          <table:table-cell/>
          <table:table-cell table:style-name="ce5" office:value-type="float" office:value="-41.8168" calcext:value-type="float">
            <text:p>-41.8168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4" table:formula="of:=-60/[.V7]" office:value-type="float" office:value="1.43483002047024" calcext:value-type="float">
            <text:p>1.43483002047024</text:p>
          </table:table-cell>
        </table:table-row>
        <table:table-row table:style-name="ro1">
          <table:table-cell/>
          <table:table-cell table:formula="of:=-54.8777" office:value-type="float" office:value="-54.8777" calcext:value-type="float">
            <text:p>-54.8777</text:p>
          </table:table-cell>
          <table:table-cell office:value-type="float" office:value="0.1503" calcext:value-type="float">
            <text:p>0.1503</text:p>
          </table:table-cell>
          <table:table-cell table:formula="of:=-60/[.B8]" office:value-type="float" office:value="1.09334028211824" calcext:value-type="float">
            <text:p>1.09334028211824</text:p>
          </table:table-cell>
          <table:table-cell/>
          <table:table-cell table:style-name="ce5" table:formula="of:=-62.9123" office:value-type="float" office:value="-62.9123" calcext:value-type="float">
            <text:p>-62.9123</text:p>
          </table:table-cell>
          <table:table-cell table:style-name="ce10" table:formula="of:=0.2541" office:value-type="float" office:value="0.2541" calcext:value-type="float">
            <text:p>0.2541</text:p>
          </table:table-cell>
          <table:table-cell table:style-name="ce14" table:formula="of:=-60/[.F8]" office:value-type="float" office:value="0.953708575270655" calcext:value-type="float">
            <text:p>0.953708575270655</text:p>
          </table:table-cell>
          <table:table-cell/>
          <table:table-cell table:style-name="ce5" table:formula="of:=-48.3089" office:value-type="float" office:value="-48.3089" calcext:value-type="float">
            <text:p>-48.3089</text:p>
          </table:table-cell>
          <table:table-cell table:style-name="ce10" office:value-type="float" office:value="0.1604" calcext:value-type="float">
            <text:p>0.1604</text:p>
          </table:table-cell>
          <table:table-cell table:style-name="ce14" table:formula="of:=-60/[.J8]" office:value-type="float" office:value="1.24200716638135" calcext:value-type="float">
            <text:p>1.24200716638135</text:p>
          </table:table-cell>
          <table:table-cell/>
          <table:table-cell table:style-name="ce5" table:formula="of:=-62.5403" office:value-type="float" office:value="-62.5403" calcext:value-type="float">
            <text:p>-62.5403</text:p>
          </table:table-cell>
          <table:table-cell table:style-name="ce10" table:formula="of:=0.1902" office:value-type="float" office:value="0.1902" calcext:value-type="float">
            <text:p>0.1902</text:p>
          </table:table-cell>
          <table:table-cell table:style-name="ce14" table:formula="of:=-60/[.N8]" office:value-type="float" office:value="0.959381390879161" calcext:value-type="float">
            <text:p>0.959381390879161</text:p>
          </table:table-cell>
          <table:table-cell/>
          <table:table-cell table:style-name="ce5" table:formula="of:=-55.8829" office:value-type="float" office:value="-55.8829" calcext:value-type="float">
            <text:p>-55.8829</text:p>
          </table:table-cell>
          <table:table-cell table:style-name="ce10" office:value-type="float" office:value="0.2053" calcext:value-type="float">
            <text:p>0.2053</text:p>
          </table:table-cell>
          <table:table-cell table:style-name="ce14" table:formula="of:=-60/[.R8]" office:value-type="float" office:value="1.07367369982589" calcext:value-type="float">
            <text:p>1.07367369982589</text:p>
          </table:table-cell>
          <table:table-cell/>
          <table:table-cell table:style-name="ce5" office:value-type="float" office:value="-43.9078" calcext:value-type="float">
            <text:p>-43.9078</text:p>
          </table:table-cell>
          <table:table-cell table:style-name="ce10" office:value-type="float" office:value="0.1299" calcext:value-type="float">
            <text:p>0.1299</text:p>
          </table:table-cell>
          <table:table-cell table:style-name="ce14" table:formula="of:=-60/[.V8]" office:value-type="float" office:value="1.36649980185753" calcext:value-type="float">
            <text:p>1.36649980185753</text:p>
          </table:table-cell>
        </table:table-row>
        <table:table-row table:style-name="ro1">
          <table:table-cell/>
          <table:table-cell table:formula="of:=-58.0748" office:value-type="float" office:value="-58.0748" calcext:value-type="float">
            <text:p>-58.0748</text:p>
          </table:table-cell>
          <table:table-cell table:formula="of:=0.1531" office:value-type="float" office:value="0.1531" calcext:value-type="float">
            <text:p>0.1531</text:p>
          </table:table-cell>
          <table:table-cell table:formula="of:=-60/[.B9]" office:value-type="float" office:value="1.03315035092674" calcext:value-type="float">
            <text:p>1.03315035092674</text:p>
          </table:table-cell>
          <table:table-cell/>
          <table:table-cell table:style-name="ce5" table:formula="of:=-62.6712" office:value-type="float" office:value="-62.6712" calcext:value-type="float">
            <text:p>-62.6712</text:p>
          </table:table-cell>
          <table:table-cell table:style-name="ce10" table:formula="of:= 0.2716" office:value-type="float" office:value="0.2716" calcext:value-type="float">
            <text:p>0.2716</text:p>
          </table:table-cell>
          <table:table-cell table:style-name="ce14" table:formula="of:=-60/[.F9]" office:value-type="float" office:value="0.957377551411174" calcext:value-type="float">
            <text:p>0.957377551411174</text:p>
          </table:table-cell>
          <table:table-cell/>
          <table:table-cell table:style-name="ce5" table:formula="of:=-44.9675" office:value-type="float" office:value="-44.9675" calcext:value-type="float">
            <text:p>-44.9675</text:p>
          </table:table-cell>
          <table:table-cell table:style-name="ce10" office:value-type="float" office:value="0.1397" calcext:value-type="float">
            <text:p>0.1397</text:p>
          </table:table-cell>
          <table:table-cell table:style-name="ce14" table:formula="of:=-60/[.J9]" office:value-type="float" office:value="1.3342969922722" calcext:value-type="float">
            <text:p>1.3342969922722</text:p>
          </table:table-cell>
          <table:table-cell/>
          <table:table-cell table:style-name="ce5" table:formula="of:= -61.8953" office:value-type="float" office:value="-61.8953" calcext:value-type="float">
            <text:p>-61.8953</text:p>
          </table:table-cell>
          <table:table-cell table:style-name="ce10" office:value-type="float" office:value="0.1896" calcext:value-type="float">
            <text:p>0.1896</text:p>
          </table:table-cell>
          <table:table-cell table:style-name="ce14" table:formula="of:=-60/[.N9]" office:value-type="float" office:value="0.969378935072614" calcext:value-type="float">
            <text:p>0.969378935072614</text:p>
          </table:table-cell>
          <table:table-cell/>
          <table:table-cell table:style-name="ce5" table:formula="of:=-60.0902" office:value-type="float" office:value="-60.0902" calcext:value-type="float">
            <text:p>-60.0902</text:p>
          </table:table-cell>
          <table:table-cell table:style-name="ce10" office:value-type="float" office:value="0.1845" calcext:value-type="float">
            <text:p>0.1845</text:p>
          </table:table-cell>
          <table:table-cell table:style-name="ce14" table:formula="of:=-60/[.R9]" office:value-type="float" office:value="0.998498923285328" calcext:value-type="float">
            <text:p>0.998498923285328</text:p>
          </table:table-cell>
          <table:table-cell/>
          <table:table-cell table:style-name="ce5" office:value-type="float" office:value="-43.7125" calcext:value-type="float">
            <text:p>-43.7125</text:p>
          </table:table-cell>
          <table:table-cell table:style-name="ce10" office:value-type="float" office:value="0.1399" calcext:value-type="float">
            <text:p>0.1399</text:p>
          </table:table-cell>
          <table:table-cell table:style-name="ce14" table:formula="of:=-60/[.V9]" office:value-type="float" office:value="1.37260509007721" calcext:value-type="float">
            <text:p>1.37260509007721</text:p>
          </table:table-cell>
        </table:table-row>
        <table:table-row table:style-name="ro1">
          <table:table-cell/>
          <table:table-cell table:formula="of:=-57.0319" office:value-type="float" office:value="-57.0319" calcext:value-type="float">
            <text:p>-57.0319</text:p>
          </table:table-cell>
          <table:table-cell table:formula="of:=0.1694" office:value-type="float" office:value="0.1694" calcext:value-type="float">
            <text:p>0.1694</text:p>
          </table:table-cell>
          <table:table-cell table:formula="of:=-60/[.B10]" office:value-type="float" office:value="1.05204280411489" calcext:value-type="float">
            <text:p>1.05204280411489</text:p>
          </table:table-cell>
          <table:table-cell/>
          <table:table-cell table:style-name="ce5" table:formula="of:=-55.2232" office:value-type="float" office:value="-55.2232" calcext:value-type="float">
            <text:p>-55.2232</text:p>
          </table:table-cell>
          <table:table-cell table:style-name="ce10" table:formula="of:=0.1863" office:value-type="float" office:value="0.1863" calcext:value-type="float">
            <text:p>0.1863</text:p>
          </table:table-cell>
          <table:table-cell table:style-name="ce14" table:formula="of:=-60/[.F10]" office:value-type="float" office:value="1.08649987686335" calcext:value-type="float">
            <text:p>1.08649987686335</text:p>
          </table:table-cell>
          <table:table-cell/>
          <table:table-cell table:style-name="ce5" table:formula="of:=-42.4787" office:value-type="float" office:value="-42.4787" calcext:value-type="float">
            <text:p>-42.4787</text:p>
          </table:table-cell>
          <table:table-cell table:style-name="ce10" table:formula="of:=0.1906" office:value-type="float" office:value="0.1906" calcext:value-type="float">
            <text:p>0.1906</text:p>
          </table:table-cell>
          <table:table-cell table:style-name="ce14" table:formula="of:=-60/[.J10]" office:value-type="float" office:value="1.41247260391679" calcext:value-type="float">
            <text:p>1.41247260391679</text:p>
          </table:table-cell>
          <table:table-cell/>
          <table:table-cell table:style-name="ce5" table:formula="of:=-60.7701" office:value-type="float" office:value="-60.7701" calcext:value-type="float">
            <text:p>-60.7701</text:p>
          </table:table-cell>
          <table:table-cell table:style-name="ce10" office:value-type="float" office:value="0.1858" calcext:value-type="float">
            <text:p>0.1858</text:p>
          </table:table-cell>
          <table:table-cell table:style-name="ce14" table:formula="of:=-60/[.N10]" office:value-type="float" office:value="0.987327649617164" calcext:value-type="float">
            <text:p>0.987327649617164</text:p>
          </table:table-cell>
          <table:table-cell/>
          <table:table-cell table:style-name="ce5" table:formula="of:=-55.8382" office:value-type="float" office:value="-55.8382" calcext:value-type="float">
            <text:p>-55.8382</text:p>
          </table:table-cell>
          <table:table-cell table:style-name="ce10" office:value-type="float" office:value="0.1864" calcext:value-type="float">
            <text:p>0.1864</text:p>
          </table:table-cell>
          <table:table-cell table:style-name="ce14" table:formula="of:=-60/[.R10]" office:value-type="float" office:value="1.07453320486692" calcext:value-type="float">
            <text:p>1.07453320486692</text:p>
          </table:table-cell>
          <table:table-cell/>
          <table:table-cell table:style-name="ce5" office:value-type="float" office:value="-43.7308" calcext:value-type="float">
            <text:p>-43.730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4" table:formula="of:=-60/[.V10]" office:value-type="float" office:value="1.37203069690013" calcext:value-type="float">
            <text:p>1.37203069690013</text:p>
          </table:table-cell>
        </table:table-row>
        <table:table-row table:style-name="ro1">
          <table:table-cell/>
          <table:table-cell table:formula="of:=-54.674" office:value-type="float" office:value="-54.674" calcext:value-type="float">
            <text:p>-54.674</text:p>
          </table:table-cell>
          <table:table-cell table:formula="of:=0.2148" office:value-type="float" office:value="0.2148" calcext:value-type="float">
            <text:p>0.2148</text:p>
          </table:table-cell>
          <table:table-cell table:formula="of:=-60/[.B11]" office:value-type="float" office:value="1.09741376156857" calcext:value-type="float">
            <text:p>1.09741376156857</text:p>
          </table:table-cell>
          <table:table-cell/>
          <table:table-cell table:style-name="ce5" table:formula="of:=-62.814" office:value-type="float" office:value="-62.814" calcext:value-type="float">
            <text:p>-62.814</text:p>
          </table:table-cell>
          <table:table-cell table:style-name="ce10" table:formula="of:=0.2581" office:value-type="float" office:value="0.2581" calcext:value-type="float">
            <text:p>0.2581</text:p>
          </table:table-cell>
          <table:table-cell table:style-name="ce14" table:formula="of:=-60/[.F11]" office:value-type="float" office:value="0.955201069825198" calcext:value-type="float">
            <text:p>0.955201069825198</text:p>
          </table:table-cell>
          <table:table-cell/>
          <table:table-cell table:style-name="ce5" table:formula="of:=-50.1232" office:value-type="float" office:value="-50.1232" calcext:value-type="float">
            <text:p>-50.1232</text:p>
          </table:table-cell>
          <table:table-cell table:style-name="ce10" office:value-type="float" office:value="0.1895" calcext:value-type="float">
            <text:p>0.1895</text:p>
          </table:table-cell>
          <table:table-cell table:style-name="ce14" table:formula="of:=-60/[.J11]" office:value-type="float" office:value="1.19705046764772" calcext:value-type="float">
            <text:p>1.19705046764772</text:p>
          </table:table-cell>
          <table:table-cell/>
          <table:table-cell table:style-name="ce5" table:formula="of:=-55.8884" office:value-type="float" office:value="-55.8884" calcext:value-type="float">
            <text:p>-55.8884</text:p>
          </table:table-cell>
          <table:table-cell table:style-name="ce10" office:value-type="float" office:value="0.1867" calcext:value-type="float">
            <text:p>0.1867</text:p>
          </table:table-cell>
          <table:table-cell table:style-name="ce14" table:formula="of:=-60/[.N11]" office:value-type="float" office:value="1.07356803916376" calcext:value-type="float">
            <text:p>1.07356803916376</text:p>
          </table:table-cell>
          <table:table-cell/>
          <table:table-cell table:style-name="ce5" office:value-type="float" office:value="-56.5025" calcext:value-type="float">
            <text:p>-56.5025</text:p>
          </table:table-cell>
          <table:table-cell table:style-name="ce10" office:value-type="float" office:value="0.224" calcext:value-type="float">
            <text:p>0.224</text:p>
          </table:table-cell>
          <table:table-cell table:style-name="ce14" table:formula="of:=-60/[.R11]" office:value-type="float" office:value="1.06189991593292" calcext:value-type="float">
            <text:p>1.06189991593292</text:p>
          </table:table-cell>
          <table:table-cell/>
          <table:table-cell table:style-name="ce5" office:value-type="float" office:value="-43.1124" calcext:value-type="float">
            <text:p>-43.1124</text:p>
          </table:table-cell>
          <table:table-cell table:style-name="ce10" office:value-type="float" office:value="0.1197" calcext:value-type="float">
            <text:p>0.1197</text:p>
          </table:table-cell>
          <table:table-cell table:style-name="ce14" table:formula="of:=-60/[.V11]" office:value-type="float" office:value="1.39171096946586" calcext:value-type="float">
            <text:p>1.39171096946586</text:p>
          </table:table-cell>
        </table:table-row>
        <table:table-row table:style-name="ro1">
          <table:table-cell/>
          <table:table-cell table:formula="of:=-56.8271" office:value-type="float" office:value="-56.8271" calcext:value-type="float">
            <text:p>-56.8271</text:p>
          </table:table-cell>
          <table:table-cell table:formula="of:=0.1801" office:value-type="float" office:value="0.1801" calcext:value-type="float">
            <text:p>0.1801</text:p>
          </table:table-cell>
          <table:table-cell table:formula="of:=-60/[.B12]" office:value-type="float" office:value="1.055834276252" calcext:value-type="float">
            <text:p>1.055834276252</text:p>
          </table:table-cell>
          <table:table-cell/>
          <table:table-cell table:style-name="ce5" table:formula="of:=-62.2734" office:value-type="float" office:value="-62.2734" calcext:value-type="float">
            <text:p>-62.2734</text:p>
          </table:table-cell>
          <table:table-cell table:style-name="ce10" table:formula="of:=0.2742" office:value-type="float" office:value="0.2742" calcext:value-type="float">
            <text:p>0.2742</text:p>
          </table:table-cell>
          <table:table-cell table:style-name="ce14" table:formula="of:=-60/[.F12]" office:value-type="float" office:value="0.963493241094914" calcext:value-type="float">
            <text:p>0.963493241094914</text:p>
          </table:table-cell>
          <table:table-cell/>
          <table:table-cell table:style-name="ce5" table:formula="of:=-50.085" office:value-type="float" office:value="-50.085" calcext:value-type="float">
            <text:p>-50.085</text:p>
          </table:table-cell>
          <table:table-cell table:style-name="ce10" office:value-type="float" office:value="0.159" calcext:value-type="float">
            <text:p>0.159</text:p>
          </table:table-cell>
          <table:table-cell table:style-name="ce14" table:formula="of:=-60/[.J12]" office:value-type="float" office:value="1.19796346211441" calcext:value-type="float">
            <text:p>1.19796346211441</text:p>
          </table:table-cell>
          <table:table-cell/>
          <table:table-cell table:style-name="ce5" table:formula="of:=-58.747" office:value-type="float" office:value="-58.747" calcext:value-type="float">
            <text:p>-58.747</text:p>
          </table:table-cell>
          <table:table-cell table:style-name="ce10" office:value-type="float" office:value="0.1923" calcext:value-type="float">
            <text:p>0.1923</text:p>
          </table:table-cell>
          <table:table-cell table:style-name="ce14" table:formula="of:=-60/[.N12]" office:value-type="float" office:value="1.02132874870206" calcext:value-type="float">
            <text:p>1.02132874870206</text:p>
          </table:table-cell>
          <table:table-cell/>
          <table:table-cell table:style-name="ce5" office:value-type="float" office:value="-56.889" calcext:value-type="float">
            <text:p>-56.889</text:p>
          </table:table-cell>
          <table:table-cell table:style-name="ce10" office:value-type="float" office:value="0.1974" calcext:value-type="float">
            <text:p>0.1974</text:p>
          </table:table-cell>
          <table:table-cell table:style-name="ce14" table:formula="of:=-60/[.R12]" office:value-type="float" office:value="1.0546854400675" calcext:value-type="float">
            <text:p>1.0546854400675</text:p>
          </table:table-cell>
          <table:table-cell/>
          <table:table-cell table:style-name="ce5" office:value-type="float" office:value="-42.4011" calcext:value-type="float">
            <text:p>-42.4011</text:p>
          </table:table-cell>
          <table:table-cell table:style-name="ce10" office:value-type="float" office:value="0.1319" calcext:value-type="float">
            <text:p>0.1319</text:p>
          </table:table-cell>
          <table:table-cell table:style-name="ce14" table:formula="of:=-60/[.V12]" office:value-type="float" office:value="1.41505762822191" calcext:value-type="float">
            <text:p>1.41505762822191</text:p>
          </table:table-cell>
        </table:table-row>
        <table:table-row table:style-name="ro1">
          <table:table-cell/>
          <table:table-cell table:formula="of:=-56.6081" office:value-type="float" office:value="-56.6081" calcext:value-type="float">
            <text:p>-56.6081</text:p>
          </table:table-cell>
          <table:table-cell table:formula="of:=0.1523" office:value-type="float" office:value="0.1523" calcext:value-type="float">
            <text:p>0.1523</text:p>
          </table:table-cell>
          <table:table-cell table:formula="of:=-60/[.B13]" office:value-type="float" office:value="1.05991898685877" calcext:value-type="float">
            <text:p>1.05991898685877</text:p>
          </table:table-cell>
          <table:table-cell/>
          <table:table-cell table:style-name="ce5" table:formula="of:=-62.9904" office:value-type="float" office:value="-62.9904" calcext:value-type="float">
            <text:p>-62.9904</text:p>
          </table:table-cell>
          <table:table-cell table:style-name="ce10" table:formula="of:=0.2661" office:value-type="float" office:value="0.2661" calcext:value-type="float">
            <text:p>0.2661</text:p>
          </table:table-cell>
          <table:table-cell table:style-name="ce14" table:formula="of:=-60/[.F13]" office:value-type="float" office:value="0.952526099215118" calcext:value-type="float">
            <text:p>0.952526099215118</text:p>
          </table:table-cell>
          <table:table-cell/>
          <table:table-cell table:style-name="ce5" table:formula="of:= -45.8048" office:value-type="float" office:value="-45.8048" calcext:value-type="float">
            <text:p>-45.8048</text:p>
          </table:table-cell>
          <table:table-cell table:style-name="ce10" table:formula="of:=0.2271" office:value-type="float" office:value="0.2271" calcext:value-type="float">
            <text:p>0.2271</text:p>
          </table:table-cell>
          <table:table-cell table:style-name="ce14" table:formula="of:=-60/[.J13]" office:value-type="float" office:value="1.30990638535699" calcext:value-type="float">
            <text:p>1.30990638535699</text:p>
          </table:table-cell>
          <table:table-cell/>
          <table:table-cell table:style-name="ce5" table:formula="of:=-60.2635" office:value-type="float" office:value="-60.2635" calcext:value-type="float">
            <text:p>-60.2635</text:p>
          </table:table-cell>
          <table:table-cell table:style-name="ce10" office:value-type="float" office:value="0.1593" calcext:value-type="float">
            <text:p>0.1593</text:p>
          </table:table-cell>
          <table:table-cell table:style-name="ce14" table:formula="of:=-60/[.N13]" office:value-type="float" office:value="0.99562753573888" calcext:value-type="float">
            <text:p>0.99562753573888</text:p>
          </table:table-cell>
          <table:table-cell/>
          <table:table-cell table:style-name="ce5" table:formula="of:=-55.8719" office:value-type="float" office:value="-55.8719" calcext:value-type="float">
            <text:p>-55.8719</text:p>
          </table:table-cell>
          <table:table-cell table:style-name="ce10" office:value-type="float" office:value="0.2158" calcext:value-type="float">
            <text:p>0.2158</text:p>
          </table:table-cell>
          <table:table-cell table:style-name="ce14" table:formula="of:=-60/[.R13]" office:value-type="float" office:value="1.07388508355721" calcext:value-type="float">
            <text:p>1.07388508355721</text:p>
          </table:table-cell>
          <table:table-cell/>
          <table:table-cell table:style-name="ce5" office:value-type="float" office:value="-45.3014" calcext:value-type="float">
            <text:p>-45.3014</text:p>
          </table:table-cell>
          <table:table-cell table:style-name="ce10" office:value-type="float" office:value="0.1364" calcext:value-type="float">
            <text:p>0.1364</text:p>
          </table:table-cell>
          <table:table-cell table:style-name="ce14" table:formula="of:=-60/[.V13]" office:value-type="float" office:value="1.32446237864613" calcext:value-type="float">
            <text:p>1.32446237864613</text:p>
          </table:table-cell>
        </table:table-row>
        <table:table-row table:style-name="ro1">
          <table:table-cell/>
          <table:table-cell table:formula="of:=-55.1186" office:value-type="float" office:value="-55.1186" calcext:value-type="float">
            <text:p>-55.1186</text:p>
          </table:table-cell>
          <table:table-cell table:formula="of:= 0.1843" office:value-type="float" office:value="0.1843" calcext:value-type="float">
            <text:p>0.1843</text:p>
          </table:table-cell>
          <table:table-cell table:formula="of:=-60/[.B14]" office:value-type="float" office:value="1.08856175592268" calcext:value-type="float">
            <text:p>1.08856175592268</text:p>
          </table:table-cell>
          <table:table-cell/>
          <table:table-cell table:style-name="ce5" table:formula="of:=-59.0655" office:value-type="float" office:value="-59.0655" calcext:value-type="float">
            <text:p>-59.0655</text:p>
          </table:table-cell>
          <table:table-cell table:style-name="ce10" table:formula="of:=0.2001" office:value-type="float" office:value="0.2001" calcext:value-type="float">
            <text:p>0.2001</text:p>
          </table:table-cell>
          <table:table-cell table:style-name="ce14" table:formula="of:=-60/[.F14]" office:value-type="float" office:value="1.01582141859461" calcext:value-type="float">
            <text:p>1.01582141859461</text:p>
          </table:table-cell>
          <table:table-cell/>
          <table:table-cell table:style-name="ce5" table:formula="of:=-46.8159" office:value-type="float" office:value="-46.8159" calcext:value-type="float">
            <text:p>-46.8159</text:p>
          </table:table-cell>
          <table:table-cell table:style-name="ce10" office:value-type="float" office:value="0.1862" calcext:value-type="float">
            <text:p>0.1862</text:p>
          </table:table-cell>
          <table:table-cell table:style-name="ce14" table:formula="of:=-60/[.J14]" office:value-type="float" office:value="1.2816158612779" calcext:value-type="float">
            <text:p>1.2816158612779</text:p>
          </table:table-cell>
          <table:table-cell/>
          <table:table-cell table:style-name="ce5" table:formula="of:=-61.8763" office:value-type="float" office:value="-61.8763" calcext:value-type="float">
            <text:p>-61.8763</text:p>
          </table:table-cell>
          <table:table-cell table:style-name="ce10" table:formula="of:=0.1865" office:value-type="float" office:value="0.1865" calcext:value-type="float">
            <text:p>0.1865</text:p>
          </table:table-cell>
          <table:table-cell table:style-name="ce14" table:formula="of:=-60/[.N14]" office:value-type="float" office:value="0.969676596693726" calcext:value-type="float">
            <text:p>0.969676596693726</text:p>
          </table:table-cell>
          <table:table-cell/>
          <table:table-cell table:style-name="ce5" table:formula="of:=-50.1213" office:value-type="float" office:value="-50.1213" calcext:value-type="float">
            <text:p>-50.1213</text:p>
          </table:table-cell>
          <table:table-cell table:style-name="ce10" office:value-type="float" office:value="0.2182" calcext:value-type="float">
            <text:p>0.2182</text:p>
          </table:table-cell>
          <table:table-cell table:style-name="ce14" table:formula="of:=-60/[.R14]" office:value-type="float" office:value="1.19709584547887" calcext:value-type="float">
            <text:p>1.19709584547887</text:p>
          </table:table-cell>
          <table:table-cell/>
          <table:table-cell table:style-name="ce5" office:value-type="float" office:value="-44.1262" calcext:value-type="float">
            <text:p>-44.1262</text:p>
          </table:table-cell>
          <table:table-cell table:style-name="ce10" office:value-type="float" office:value="0.149" calcext:value-type="float">
            <text:p>0.149</text:p>
          </table:table-cell>
          <table:table-cell table:style-name="ce14" table:formula="of:=-60/[.V14]" office:value-type="float" office:value="1.35973639243805" calcext:value-type="float">
            <text:p>1.35973639243805</text:p>
          </table:table-cell>
        </table:table-row>
        <table:table-row table:style-name="ro1">
          <table:table-cell/>
          <table:table-cell table:formula="of:=-56.4021" office:value-type="float" office:value="-56.4021" calcext:value-type="float">
            <text:p>-56.4021</text:p>
          </table:table-cell>
          <table:table-cell table:formula="of:=0.2158" office:value-type="float" office:value="0.2158" calcext:value-type="float">
            <text:p>0.2158</text:p>
          </table:table-cell>
          <table:table-cell table:formula="of:=-60/[.B15]" office:value-type="float" office:value="1.06379017802529" calcext:value-type="float">
            <text:p>1.06379017802529</text:p>
          </table:table-cell>
          <table:table-cell/>
          <table:table-cell table:style-name="ce5" table:formula="of:=-66.9285" office:value-type="float" office:value="-66.9285" calcext:value-type="float">
            <text:p>-66.9285</text:p>
          </table:table-cell>
          <table:table-cell table:style-name="ce10" table:formula="of:= 0.2621" office:value-type="float" office:value="0.2621" calcext:value-type="float">
            <text:p>0.2621</text:p>
          </table:table-cell>
          <table:table-cell table:style-name="ce14" table:formula="of:=-60/[.F15]" office:value-type="float" office:value="0.896479078419507" calcext:value-type="float">
            <text:p>0.896479078419507</text:p>
          </table:table-cell>
          <table:table-cell/>
          <table:table-cell table:style-name="ce5" table:formula="of:=-47.4092" office:value-type="float" office:value="-47.4092" calcext:value-type="float">
            <text:p>-47.4092</text:p>
          </table:table-cell>
          <table:table-cell table:style-name="ce10" table:formula="of:=0.1869" office:value-type="float" office:value="0.1869" calcext:value-type="float">
            <text:p>0.1869</text:p>
          </table:table-cell>
          <table:table-cell table:style-name="ce14" table:formula="of:=-60/[.J15]" office:value-type="float" office:value="1.26557714536419" calcext:value-type="float">
            <text:p>1.26557714536419</text:p>
          </table:table-cell>
          <table:table-cell/>
          <table:table-cell table:style-name="ce5" table:formula="of:=-65.5206" office:value-type="float" office:value="-65.5206" calcext:value-type="float">
            <text:p>-65.5206</text:p>
          </table:table-cell>
          <table:table-cell table:style-name="ce10" office:value-type="float" office:value="0.2221" calcext:value-type="float">
            <text:p>0.2221</text:p>
          </table:table-cell>
          <table:table-cell table:style-name="ce14" table:formula="of:=-60/[.N15]" office:value-type="float" office:value="0.915742529830313" calcext:value-type="float">
            <text:p>0.915742529830313</text:p>
          </table:table-cell>
          <table:table-cell/>
          <table:table-cell table:style-name="ce5" table:formula="of:=-59.3855" office:value-type="float" office:value="-59.3855" calcext:value-type="float">
            <text:p>-59.3855</text:p>
          </table:table-cell>
          <table:table-cell table:style-name="ce10" office:value-type="float" office:value="0.1625" calcext:value-type="float">
            <text:p>0.1625</text:p>
          </table:table-cell>
          <table:table-cell table:style-name="ce14" table:formula="of:=-60/[.R15]" office:value-type="float" office:value="1.0103476437851" calcext:value-type="float">
            <text:p>1.0103476437851</text:p>
          </table:table-cell>
          <table:table-cell/>
          <table:table-cell table:style-name="ce5" office:value-type="float" office:value="-43.5888" calcext:value-type="float">
            <text:p>-43.5888</text:p>
          </table:table-cell>
          <table:table-cell table:style-name="ce10" office:value-type="float" office:value="0.1305" calcext:value-type="float">
            <text:p>0.1305</text:p>
          </table:table-cell>
          <table:table-cell table:style-name="ce14" table:formula="of:=-60/[.V15]" office:value-type="float" office:value="1.37650038542011" calcext:value-type="float">
            <text:p>1.37650038542011</text:p>
          </table:table-cell>
        </table:table-row>
        <table:table-row table:style-name="ro1">
          <table:table-cell/>
          <table:table-cell table:formula="of:=-55.2591" office:value-type="float" office:value="-55.2591" calcext:value-type="float">
            <text:p>-55.2591</text:p>
          </table:table-cell>
          <table:table-cell table:formula="of:= 0.1786" office:value-type="float" office:value="0.1786" calcext:value-type="float">
            <text:p>0.1786</text:p>
          </table:table-cell>
          <table:table-cell table:formula="of:=-60/[.B16]" office:value-type="float" office:value="1.0857940140176" calcext:value-type="float">
            <text:p>1.0857940140176</text:p>
          </table:table-cell>
          <table:table-cell/>
          <table:table-cell table:style-name="ce5" table:formula="of:=-65.5791" office:value-type="float" office:value="-65.5791" calcext:value-type="float">
            <text:p>-65.5791</text:p>
          </table:table-cell>
          <table:table-cell table:style-name="ce10" table:formula="of:=0.2704" office:value-type="float" office:value="0.2704" calcext:value-type="float">
            <text:p>0.2704</text:p>
          </table:table-cell>
          <table:table-cell table:style-name="ce14" table:formula="of:=-60/[.F16]" office:value-type="float" office:value="0.914925639418656" calcext:value-type="float">
            <text:p>0.914925639418656</text:p>
          </table:table-cell>
          <table:table-cell/>
          <table:table-cell table:style-name="ce5" table:formula="of:=-47.0889" office:value-type="float" office:value="-47.0889" calcext:value-type="float">
            <text:p>-47.0889</text:p>
          </table:table-cell>
          <table:table-cell table:style-name="ce10" office:value-type="float" office:value="0.2286" calcext:value-type="float">
            <text:p>0.2286</text:p>
          </table:table-cell>
          <table:table-cell table:style-name="ce14" table:formula="of:=-60/[.J16]" office:value-type="float" office:value="1.27418563610532" calcext:value-type="float">
            <text:p>1.27418563610532</text:p>
          </table:table-cell>
          <table:table-cell/>
          <table:table-cell table:style-name="ce5" table:formula="of:=-65.0495" office:value-type="float" office:value="-65.0495" calcext:value-type="float">
            <text:p>-65.0495</text:p>
          </table:table-cell>
          <table:table-cell table:style-name="ce10" office:value-type="float" office:value="0.2196" calcext:value-type="float">
            <text:p>0.2196</text:p>
          </table:table-cell>
          <table:table-cell table:style-name="ce14" table:formula="of:=-60/[.N16]" office:value-type="float" office:value="0.922374499419673" calcext:value-type="float">
            <text:p>0.922374499419673</text:p>
          </table:table-cell>
          <table:table-cell/>
          <table:table-cell table:style-name="ce5" table:formula="of:=-57.954" office:value-type="float" office:value="-57.954" calcext:value-type="float">
            <text:p>-57.954</text:p>
          </table:table-cell>
          <table:table-cell table:style-name="ce10" office:value-type="float" office:value="0.1886" calcext:value-type="float">
            <text:p>0.1886</text:p>
          </table:table-cell>
          <table:table-cell table:style-name="ce14" table:formula="of:=-60/[.R16]" office:value-type="float" office:value="1.0353038616834" calcext:value-type="float">
            <text:p>1.0353038616834</text:p>
          </table:table-cell>
          <table:table-cell/>
          <table:table-cell table:style-name="ce5" office:value-type="float" office:value="-43.9854" calcext:value-type="float">
            <text:p>-43.9854</text:p>
          </table:table-cell>
          <table:table-cell table:style-name="ce10" office:value-type="float" office:value="0.1391" calcext:value-type="float">
            <text:p>0.1391</text:p>
          </table:table-cell>
          <table:table-cell table:style-name="ce14" table:formula="of:=-60/[.V16]" office:value-type="float" office:value="1.36408899316591" calcext:value-type="float">
            <text:p>1.36408899316591</text:p>
          </table:table-cell>
        </table:table-row>
        <table:table-row table:style-name="ro1">
          <table:table-cell/>
          <table:table-cell table:formula="of:=-56.0092" office:value-type="float" office:value="-56.0092" calcext:value-type="float">
            <text:p>-56.0092</text:p>
          </table:table-cell>
          <table:table-cell table:formula="of:=0.2094" office:value-type="float" office:value="0.2094" calcext:value-type="float">
            <text:p>0.2094</text:p>
          </table:table-cell>
          <table:table-cell table:formula="of:=-60/[.B17]" office:value-type="float" office:value="1.0712525799333" calcext:value-type="float">
            <text:p>1.0712525799333</text:p>
          </table:table-cell>
          <table:table-cell/>
          <table:table-cell table:style-name="ce5" table:formula="of:=-64.8147" office:value-type="float" office:value="-64.8147" calcext:value-type="float">
            <text:p>-64.8147</text:p>
          </table:table-cell>
          <table:table-cell table:style-name="ce10" table:formula="of:=0.273" office:value-type="float" office:value="0.273" calcext:value-type="float">
            <text:p>0.273</text:p>
          </table:table-cell>
          <table:table-cell table:style-name="ce14" table:formula="of:=-60/[.F17]" office:value-type="float" office:value="0.925715925553925" calcext:value-type="float">
            <text:p>0.925715925553925</text:p>
          </table:table-cell>
          <table:table-cell/>
          <table:table-cell table:style-name="ce5" table:formula="of:=-47.7373" office:value-type="float" office:value="-47.7373" calcext:value-type="float">
            <text:p>-47.7373</text:p>
          </table:table-cell>
          <table:table-cell table:style-name="ce10" office:value-type="float" office:value="0.1871" calcext:value-type="float">
            <text:p>0.1871</text:p>
          </table:table-cell>
          <table:table-cell table:style-name="ce14" table:formula="of:=-60/[.J17]" office:value-type="float" office:value="1.25687879289361" calcext:value-type="float">
            <text:p>1.25687879289361</text:p>
          </table:table-cell>
          <table:table-cell/>
          <table:table-cell table:style-name="ce5" table:formula="of:=-60.4" office:value-type="float" office:value="-60.4" calcext:value-type="float">
            <text:p>-60.4</text:p>
          </table:table-cell>
          <table:table-cell table:style-name="ce10" office:value-type="float" office:value="0.1924" calcext:value-type="float">
            <text:p>0.1924</text:p>
          </table:table-cell>
          <table:table-cell table:style-name="ce14" table:formula="of:=-60/[.N17]" office:value-type="float" office:value="0.993377483443709" calcext:value-type="float">
            <text:p>0.993377483443709</text:p>
          </table:table-cell>
          <table:table-cell/>
          <table:table-cell table:style-name="ce5" office:value-type="float" office:value="-56.7719" calcext:value-type="float">
            <text:p>-56.7719</text:p>
          </table:table-cell>
          <table:table-cell table:style-name="ce10" office:value-type="float" office:value="0.2224" calcext:value-type="float">
            <text:p>0.2224</text:p>
          </table:table-cell>
          <table:table-cell table:style-name="ce14" table:formula="of:=-60/[.R17]" office:value-type="float" office:value="1.05686087659564" calcext:value-type="float">
            <text:p>1.05686087659564</text:p>
          </table:table-cell>
          <table:table-cell/>
          <table:table-cell table:style-name="ce5" office:value-type="float" office:value="-45.4284" calcext:value-type="float">
            <text:p>-45.4284</text:p>
          </table:table-cell>
          <table:table-cell table:style-name="ce10" office:value-type="float" office:value="0.1412" calcext:value-type="float">
            <text:p>0.1412</text:p>
          </table:table-cell>
          <table:table-cell table:style-name="ce14" table:formula="of:=-60/[.V17]" office:value-type="float" office:value="1.32075970098" calcext:value-type="float">
            <text:p>1.32075970098</text:p>
          </table:table-cell>
        </table:table-row>
        <table:table-row table:style-name="ro1">
          <table:table-cell/>
          <table:table-cell table:formula="of:=-54.8847" office:value-type="float" office:value="-54.8847" calcext:value-type="float">
            <text:p>-54.8847</text:p>
          </table:table-cell>
          <table:table-cell table:formula="of:=0.1908" office:value-type="float" office:value="0.1908" calcext:value-type="float">
            <text:p>0.1908</text:p>
          </table:table-cell>
          <table:table-cell table:formula="of:=-60/[.B18]" office:value-type="float" office:value="1.09320083739184" calcext:value-type="float">
            <text:p>1.09320083739184</text:p>
          </table:table-cell>
          <table:table-cell/>
          <table:table-cell table:style-name="ce5" table:formula="of:=-65.1113" office:value-type="float" office:value="-65.1113" calcext:value-type="float">
            <text:p>-65.1113</text:p>
          </table:table-cell>
          <table:table-cell table:style-name="ce10" table:formula="of:= 0.2591" office:value-type="float" office:value="0.2591" calcext:value-type="float">
            <text:p>0.2591</text:p>
          </table:table-cell>
          <table:table-cell table:style-name="ce14" table:formula="of:=-60/[.F18]" office:value-type="float" office:value="0.921499033193931" calcext:value-type="float">
            <text:p>0.921499033193931</text:p>
          </table:table-cell>
          <table:table-cell/>
          <table:table-cell table:style-name="ce5" table:formula="of:=-48.7252" office:value-type="float" office:value="-48.7252" calcext:value-type="float">
            <text:p>-48.7252</text:p>
          </table:table-cell>
          <table:table-cell table:style-name="ce10" office:value-type="float" office:value="0.139" calcext:value-type="float">
            <text:p>0.139</text:p>
          </table:table-cell>
          <table:table-cell table:style-name="ce14" table:formula="of:=-60/[.J18]" office:value-type="float" office:value="1.2313956638454" calcext:value-type="float">
            <text:p>1.2313956638454</text:p>
          </table:table-cell>
          <table:table-cell/>
          <table:table-cell table:style-name="ce5" table:formula="of:=-60.2526" office:value-type="float" office:value="-60.2526" calcext:value-type="float">
            <text:p>-60.2526</text:p>
          </table:table-cell>
          <table:table-cell table:style-name="ce10" office:value-type="float" office:value="0.2005" calcext:value-type="float">
            <text:p>0.2005</text:p>
          </table:table-cell>
          <table:table-cell table:style-name="ce14" table:formula="of:=-60/[.N18]" office:value-type="float" office:value="0.995807649794366" calcext:value-type="float">
            <text:p>0.995807649794366</text:p>
          </table:table-cell>
          <table:table-cell/>
          <table:table-cell table:style-name="ce5" table:formula="of:=-45.4684" office:value-type="float" office:value="-45.4684" calcext:value-type="float">
            <text:p>-45.4684</text:p>
          </table:table-cell>
          <table:table-cell table:style-name="ce10" office:value-type="float" office:value="0.1643" calcext:value-type="float">
            <text:p>0.1643</text:p>
          </table:table-cell>
          <table:table-cell table:style-name="ce14" table:formula="of:=-60/[.R18]" office:value-type="float" office:value="1.31959778659465" calcext:value-type="float">
            <text:p>1.31959778659465</text:p>
          </table:table-cell>
          <table:table-cell/>
          <table:table-cell table:style-name="ce5" office:value-type="float" office:value="-42.5157" calcext:value-type="float">
            <text:p>-42.5157</text:p>
          </table:table-cell>
          <table:table-cell table:style-name="ce10" office:value-type="float" office:value="0.1267" calcext:value-type="float">
            <text:p>0.1267</text:p>
          </table:table-cell>
          <table:table-cell table:style-name="ce14" table:formula="of:=-60/[.V18]" office:value-type="float" office:value="1.4112433759764" calcext:value-type="float">
            <text:p>1.4112433759764</text:p>
          </table:table-cell>
        </table:table-row>
        <table:table-row table:style-name="ro1">
          <table:table-cell table:style-name="ce2" office:value-type="string" calcext:value-type="string">
            <text:p>PROMEDIOS</text:p>
          </table:table-cell>
          <table:table-cell table:style-name="ce6" table:formula="of:=AVERAGE([.B4:.B18])" office:value-type="float" office:value="-56.0133" calcext:value-type="float">
            <text:p>-56.0133</text:p>
          </table:table-cell>
          <table:table-cell table:style-name="ce11" table:formula="of:=SQRT([.C4]^2+[.C5]^2+[.C6]^2+[.C7]^2+[.C8]^2+[.C9]^2+[.C10]^2+[.C11]^2+[.C12]^2+[.C13]^2+[.C14]^2+[.C15]^2+[.C16]^2+[.C17]^2+[.C18]^2)" office:value-type="float" office:value="0.695434770485342" calcext:value-type="float">
            <text:p>0.695434770485342</text:p>
          </table:table-cell>
          <table:table-cell table:style-name="ce15" table:formula="of:=AVERAGE([.D4:.D18])" office:value-type="float" office:value="1.07171211448112" calcext:value-type="float">
            <text:p>1.07171211448112</text:p>
          </table:table-cell>
          <table:table-cell table:style-name="ce17"/>
          <table:table-cell table:style-name="ce6" table:formula="of:=AVERAGE([.F4:.F18])" office:value-type="float" office:value="-61.8782733333333" calcext:value-type="float">
            <text:p>-61.8782733333333</text:p>
          </table:table-cell>
          <table:table-cell table:style-name="ce11" table:formula="of:=SQRT([.G4]^2+[.G5]^2+[.G6]^2+[.G7]^2+[.G8]^2+[.G9]^2+[.G10]^2+[.G11]^2+[.G12]^2+[.G13]^2+[.G14]^2+[.G15]^2+[.G16]^2+[.G17]^2+[.G18]^2)" office:value-type="float" office:value="0.979341661525742" calcext:value-type="float">
            <text:p>0.979341661525742</text:p>
          </table:table-cell>
          <table:table-cell table:style-name="ce15" table:formula="of:=AVERAGE([.H4:.H18])" office:value-type="float" office:value="0.972037702097091" calcext:value-type="float">
            <text:p>0.972037702097091</text:p>
          </table:table-cell>
          <table:table-cell table:style-name="ce17"/>
          <table:table-cell table:style-name="ce6" table:formula="of:=AVERAGE([.J4:.J18])" office:value-type="float" office:value="-47.0937866666667" calcext:value-type="float">
            <text:p>-47.0937866666667</text:p>
          </table:table-cell>
          <table:table-cell table:style-name="ce11" table:formula="of:=SQRT([.K4]^2+[.K5]^2+[.K6]^2+[.K7]^2+[.K8]^2+[.K9]^2+[.K10]^2+[.K11]^2+[.K12]^2+[.K13]^2+[.K14]^2+[.K15]^2+[.K16]^2+[.K17]^2+[.K18]^2)" office:value-type="float" office:value="0.723513683353674" calcext:value-type="float">
            <text:p>0.723513683353674</text:p>
          </table:table-cell>
          <table:table-cell table:style-name="ce15" table:formula="of:=AVERAGE([.L4:.L18])" office:value-type="float" office:value="1.27641860367408" calcext:value-type="float">
            <text:p>1.27641860367408</text:p>
          </table:table-cell>
          <table:table-cell/>
          <table:table-cell table:style-name="ce6" table:formula="of:=AVERAGE([.N4:.N18])" office:value-type="float" office:value="-61.5573866666667" calcext:value-type="float">
            <text:p>-61.5573866666667</text:p>
          </table:table-cell>
          <table:table-cell table:style-name="ce11" table:formula="of:=SQRT([.O4]^2+[.O5]^2+[.O6]^2+[.O7]^2+[.O8]^2+[.O9]^2+[.O10]^2+[.O11]^2+[.O12]^2+[.O13]^2+[.O14]^2+[.O15]^2+[.O16]^2+[.O17]^2+[.O18]^2)" office:value-type="float" office:value="0.789712941517359" calcext:value-type="float">
            <text:p>0.789712941517359</text:p>
          </table:table-cell>
          <table:table-cell table:style-name="ce15" table:formula="of:=AVERAGE([.P4:.P18])" office:value-type="float" office:value="0.976119734138578" calcext:value-type="float">
            <text:p>0.976119734138578</text:p>
          </table:table-cell>
          <table:table-cell/>
          <table:table-cell table:style-name="ce6" table:formula="of:=AVERAGE([.R4:.R18])" office:value-type="float" office:value="-54.85142" calcext:value-type="float">
            <text:p>-54.85142</text:p>
          </table:table-cell>
          <table:table-cell table:style-name="ce11" table:formula="of:=SQRT([.S4]^2+[.S5]^2+[.S6]^2+[.S7]^2+[.S8]^2+[.S9]^2+[.S10]^2+[.S11]^2+[.S12]^2+[.S13]^2+[.S14]^2+[.S15]^2+[.S16]^2+[.S17]^2+[.S18]^2)" office:value-type="float" office:value="0.726559329993085" calcext:value-type="float">
            <text:p>0.726559329993085</text:p>
          </table:table-cell>
          <table:table-cell table:style-name="ce15" table:formula="of:=AVERAGE([.T4:.T18])" office:value-type="float" office:value="1.10051530588438" calcext:value-type="float">
            <text:p>1.10051530588438</text:p>
          </table:table-cell>
          <table:table-cell/>
          <table:table-cell table:style-name="ce6" table:formula="of:=AVERAGE([.V4:.V18])" office:value-type="float" office:value="-43.2834133333333" calcext:value-type="float">
            <text:p>-43.2834133333333</text:p>
          </table:table-cell>
          <table:table-cell table:style-name="ce11" table:formula="of:=SQRT([.W4]^2+[.W5]^2+[.W6]^2+[.W7]^2+[.W8]^2+[.W9]^2+[.W10]^2+[.W11]^2+[.W12]^2+[.W13]^2+[.W14]^2+[.W15]^2+[.W16]^2+[.W17]^2+[.W18]^2)" office:value-type="float" office:value="0.511904102347305" calcext:value-type="float">
            <text:p>0.511904102347305</text:p>
          </table:table-cell>
          <table:table-cell table:style-name="ce15" table:formula="of:=AVERAGE([.X4:.X18])" office:value-type="float" office:value="1.38736590128545" calcext:value-type="float">
            <text:p>1.38736590128545</text:p>
          </table:table-cell>
        </table:table-row>
        <table:table-row table:style-name="ro1">
          <table:table-cell office:value-type="string" calcext:value-type="string">
            <text:p>DPROMEDIOS</text:p>
          </table:table-cell>
          <table:table-cell table:style-name="Default" table:number-columns-repeated="2"/>
          <table:table-cell table:style-name="Default" table:formula="of:=60*[.D19]/[.B19]^2" office:value-type="float" office:value="0.020494959805927" calcext:value-type="float">
            <text:p>0.020494959805927</text:p>
          </table:table-cell>
          <table:table-cell table:number-columns-repeated="3"/>
          <table:table-cell table:formula="of:=60*[.H19]/[.F19]^2" office:value-type="float" office:value="0.0152320370496622" calcext:value-type="float">
            <text:p>0.015232037049662</text:p>
          </table:table-cell>
          <table:table-cell table:number-columns-repeated="3"/>
          <table:table-cell table:formula="of:=60*[.L19]/[.J19]^2" office:value-type="float" office:value="0.0345316357732002" calcext:value-type="float">
            <text:p>0.0345316357732</text:p>
          </table:table-cell>
          <table:table-cell table:number-columns-repeated="3"/>
          <table:table-cell table:formula="of:=60*[.P19]/[.N19]^2" office:value-type="float" office:value="0.0154558891737558" calcext:value-type="float">
            <text:p>0.015455889173756</text:p>
          </table:table-cell>
          <table:table-cell table:number-columns-repeated="3"/>
          <table:table-cell table:formula="of:=60*[.T19]/[.R19]^2" office:value-type="float" office:value="0.0219468192659304" calcext:value-type="float">
            <text:p>0.021946819265931</text:p>
          </table:table-cell>
          <table:table-cell table:number-columns-repeated="3"/>
          <table:table-cell table:formula="of:=60*[.X19]/[.V19]^2" office:value-type="float" office:value="0.044432347878796" calcext:value-type="float">
            <text:p>0.0444323478787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uido Rosa</text:p>
          </table:table-cell>
          <table:covered-table-cell table:style-name="ce8"/>
          <table:covered-table-cell table:style-name="ce12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dm</text:p>
          </table:table-cell>
          <table:table-cell table:style-name="ce13" office:value-type="string" calcext:value-type="string">
            <text:p>RT6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4.0008" calcext:value-type="float">
            <text:p>-54.0008</text:p>
          </table:table-cell>
          <table:table-cell office:value-type="float" office:value="0.4452" calcext:value-type="float">
            <text:p>0.4452</text:p>
          </table:table-cell>
          <table:table-cell table:formula="of:=-60/[.B24]" office:value-type="float" office:value="1.11109465044962" calcext:value-type="float">
            <text:p>1.111094650449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4.8344" calcext:value-type="float">
            <text:p>-54.8344</text:p>
          </table:table-cell>
          <table:table-cell office:value-type="float" office:value="0.5109" calcext:value-type="float">
            <text:p>0.5109</text:p>
          </table:table-cell>
          <table:table-cell table:formula="of:=-60/[.B25]" office:value-type="float" office:value="1.09420363859183" calcext:value-type="float">
            <text:p>1.094203638591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5.2105" calcext:value-type="float">
            <text:p>-55.2105</text:p>
          </table:table-cell>
          <table:table-cell office:value-type="float" office:value="0.5333" calcext:value-type="float">
            <text:p>0.5333</text:p>
          </table:table-cell>
          <table:table-cell table:formula="of:=-60/[.B26]" office:value-type="float" office:value="1.0867498030266" calcext:value-type="float">
            <text:p>1.08674980302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9.7209" calcext:value-type="float">
            <text:p>-59.7209</text:p>
          </table:table-cell>
          <table:table-cell office:value-type="float" office:value="0.4251" calcext:value-type="float">
            <text:p>0.4251</text:p>
          </table:table-cell>
          <table:table-cell table:formula="of:=-60/[.B27]" office:value-type="float" office:value="1.00467340579261" calcext:value-type="float">
            <text:p>1.004673405792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6.8834" calcext:value-type="float">
            <text:p>-56.8834</text:p>
          </table:table-cell>
          <table:table-cell office:value-type="float" office:value="0.4503" calcext:value-type="float">
            <text:p>0.4503</text:p>
          </table:table-cell>
          <table:table-cell table:formula="of:=-60/[.B28]" office:value-type="float" office:value="1.05478927068354" calcext:value-type="float">
            <text:p>1.054789270683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3.657" calcext:value-type="float">
            <text:p>-53.657</text:p>
          </table:table-cell>
          <table:table-cell table:formula="of:=0.5279" office:value-type="float" office:value="0.5279" calcext:value-type="float">
            <text:p>0.5279</text:p>
          </table:table-cell>
          <table:table-cell table:formula="of:=-60/[.B29]" office:value-type="float" office:value="1.11821383975996" calcext:value-type="float">
            <text:p>1.118213839759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4.3349" calcext:value-type="float">
            <text:p>-54.3349</text:p>
          </table:table-cell>
          <table:table-cell office:value-type="float" office:value="0.4888" calcext:value-type="float">
            <text:p>0.4888</text:p>
          </table:table-cell>
          <table:table-cell table:formula="of:=-60/[.B30]" office:value-type="float" office:value="1.10426263782578" calcext:value-type="float">
            <text:p>1.104262637825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1.4215" calcext:value-type="float">
            <text:p>-51.4215</text:p>
          </table:table-cell>
          <table:table-cell office:value-type="float" office:value="0.3439" calcext:value-type="float">
            <text:p>0.3439</text:p>
          </table:table-cell>
          <table:table-cell table:formula="of:=-60/[.B31]" office:value-type="float" office:value="1.16682710539366" calcext:value-type="float">
            <text:p>1.166827105393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63.5314" calcext:value-type="float">
            <text:p>-63.5314</text:p>
          </table:table-cell>
          <table:table-cell office:value-type="float" office:value="0.3491" calcext:value-type="float">
            <text:p>0.3491</text:p>
          </table:table-cell>
          <table:table-cell table:formula="of:=-60/[.B32]" office:value-type="float" office:value="0.94441488775629" calcext:value-type="float">
            <text:p>0.944414887756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5.5438" calcext:value-type="float">
            <text:p>-55.5438</text:p>
          </table:table-cell>
          <table:table-cell office:value-type="float" office:value="0.4505" calcext:value-type="float">
            <text:p>0.4505</text:p>
          </table:table-cell>
          <table:table-cell table:formula="of:=-60/[.B33]" office:value-type="float" office:value="1.08022857636676" calcext:value-type="float">
            <text:p>1.080228576366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3.663" calcext:value-type="float">
            <text:p>-53.663</text:p>
          </table:table-cell>
          <table:table-cell office:value-type="float" office:value="0.46" calcext:value-type="float">
            <text:p>0.46</text:p>
          </table:table-cell>
          <table:table-cell table:formula="of:=-60/[.B34]" office:value-type="float" office:value="1.11808881352142" calcext:value-type="float">
            <text:p>1.118088813521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7.7709" calcext:value-type="float">
            <text:p>-57.7709</text:p>
          </table:table-cell>
          <table:table-cell office:value-type="float" office:value="0.4363" calcext:value-type="float">
            <text:p>0.4363</text:p>
          </table:table-cell>
          <table:table-cell table:formula="of:=-60/[.B35]" office:value-type="float" office:value="1.03858517004236" calcext:value-type="float">
            <text:p>1.03858517004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7.029" calcext:value-type="float">
            <text:p>-57.029</text:p>
          </table:table-cell>
          <table:table-cell office:value-type="float" office:value="0.4269" calcext:value-type="float">
            <text:p>0.4269</text:p>
          </table:table-cell>
          <table:table-cell table:formula="of:=-60/[.B36]" office:value-type="float" office:value="1.0520963018815" calcext:value-type="float">
            <text:p>1.05209630188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-57.0084" calcext:value-type="float">
            <text:p>-57.0084</text:p>
          </table:table-cell>
          <table:table-cell office:value-type="float" office:value="0.4499" calcext:value-type="float">
            <text:p>0.4499</text:p>
          </table:table-cell>
          <table:table-cell table:formula="of:=-60/[.B37]" office:value-type="float" office:value="1.05247647715074" calcext:value-type="float">
            <text:p>1.05247647715074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PROMEDIOS</text:p>
          </table:table-cell>
          <table:table-cell table:style-name="ce6" table:formula="of:=AVERAGE([.B24:.B38])" office:value-type="float" office:value="-56.0435642857143" calcext:value-type="float">
            <text:p>-56.0435642857143</text:p>
          </table:table-cell>
          <table:table-cell table:style-name="ce11" table:formula="of:=SQRT([.C24]^2+[.C25]^2+[.C26]^2+[.C27]^2+[.C28]^2+[.C29]^2+[.C30]^2+[.C31]^2+[.C32]^2+[.C33]^2+[.C34]^2+[.C35]^2+[.C36]^2+[.C37]^2+[.C38]^2)" office:value-type="float" office:value="1.69540976462919" calcext:value-type="float">
            <text:p>1.69540976462919</text:p>
          </table:table-cell>
          <table:table-cell table:style-name="ce15" table:formula="of:=AVERAGE([.D24:.D38])" office:value-type="float" office:value="1.07333604130305" calcext:value-type="float">
            <text:p>1.07333604130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PROMEDIOS</text:p>
          </table:table-cell>
          <table:table-cell table:style-name="Default" table:number-columns-repeated="2"/>
          <table:table-cell table:style-name="Default" table:formula="of:=60*[.D39]/[.B39]^2" office:value-type="float" office:value="0.0205038524133651" calcext:value-type="float">
            <text:p>0.020503852413365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calculando tiempo de reverberación</text:p>
          </table:table-cell>
          <table:covered-table-cell table:number-columns-repeated="2" table:style-name="Default"/>
          <table:covered-table-cell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_r</text:p>
          </table:table-cell>
          <table:table-cell/>
          <table:table-cell office:value-type="string" calcext:value-type="string">
            <text:p>T_r</text:p>
          </table:table-cell>
          <table:table-cell/>
          <table:table-cell office:value-type="string" calcext:value-type="string">
            <text:p>T_r</text:p>
          </table:table-cell>
          <table:table-cell/>
          <table:table-cell office:value-type="string" calcext:value-type="string">
            <text:p>dT_r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Casillas</text:p>
          </table:table-cell>
          <table:table-cell table:style-name="Default" office:value-type="string" calcext:value-type="string">
            <text:p>Metros</text:p>
          </table:table-cell>
          <table:table-cell table:style-name="Default"/>
          <table:table-cell table:number-columns-repeated="3"/>
          <table:table-cell office:value-type="string" calcext:value-type="string">
            <text:p>promedio</text:p>
          </table:table-cell>
          <table:table-cell table:number-columns-repeated="2"/>
          <table:table-cell office:value-type="string" calcext:value-type="string">
            <text:p>Casillas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formula="of:=[.B46]*0.33" office:value-type="float" office:value="3.96" calcext:value-type="float">
            <text:p>3.96</text:p>
          </table:table-cell>
          <table:table-cell table:style-name="ce15" office:value-type="float" office:value="1.07171211448112" calcext:value-type="float">
            <text:p>1.07171211448112</text:p>
          </table:table-cell>
          <table:table-cell table:style-name="ce18" office:value-type="float" office:value="0.020494959805927" calcext:value-type="float">
            <text:p>0.02049495980592700000</text:p>
          </table:table-cell>
          <table:table-cell table:style-name="ce20" office:value-type="float" office:value="0.972037702097091" calcext:value-type="float">
            <text:p>0.972037702</text:p>
          </table:table-cell>
          <table:table-cell office:value-type="float" office:value="0.0152320370496622" calcext:value-type="float">
            <text:p>0.015232037049662</text:p>
          </table:table-cell>
          <table:table-cell table:formula="of:=([.F46]+[.D46])/2" office:value-type="float" office:value="1.02187490828911" calcext:value-type="float">
            <text:p>1.02187490828911</text:p>
          </table:table-cell>
          <table:table-cell/>
          <table:table-cell table:formula="of:=SQRT([.E46]^2+[.G46]^2)" office:value-type="float" office:value="0.0255354328361367" calcext:value-type="float">
            <text:p>0.02553543283613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formula="of:=[.B47]*0.33" office:value-type="float" office:value="7.92" calcext:value-type="float">
            <text:p>7.92</text:p>
          </table:table-cell>
          <table:table-cell table:style-name="ce15" office:value-type="float" office:value="1.27641860367408" calcext:value-type="float">
            <text:p>1.27641860367408</text:p>
          </table:table-cell>
          <table:table-cell office:value-type="float" office:value="0.0345316357732002" calcext:value-type="float">
            <text:p>0.0345316357732</text:p>
          </table:table-cell>
          <table:table-cell table:style-name="ce15" office:value-type="float" office:value="0.976119734138578" calcext:value-type="float">
            <text:p>0.976119734138578</text:p>
          </table:table-cell>
          <table:table-cell office:value-type="float" office:value="0.0154558891737558" calcext:value-type="float">
            <text:p>0.015455889173756</text:p>
          </table:table-cell>
          <table:table-cell table:formula="of:=([.F47]+[.D47])/2" office:value-type="float" office:value="1.12626916890633" calcext:value-type="float">
            <text:p>1.12626916890633</text:p>
          </table:table-cell>
          <table:table-cell/>
          <table:table-cell table:formula="of:=SQRT([.E47]^2+[.G47]^2)" office:value-type="float" office:value="0.0378327685918488" calcext:value-type="float">
            <text:p>0.037832768591849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formula="of:=[.B48]*0.33" office:value-type="float" office:value="12.87" calcext:value-type="float">
            <text:p>12.87</text:p>
          </table:table-cell>
          <table:table-cell table:style-name="ce15" office:value-type="float" office:value="1.10051530588438" calcext:value-type="float">
            <text:p>1.10051530588438</text:p>
          </table:table-cell>
          <table:table-cell office:value-type="float" office:value="0.0219468192659304" calcext:value-type="float">
            <text:p>0.021946819265931</text:p>
          </table:table-cell>
          <table:table-cell table:style-name="ce15" office:value-type="float" office:value="1.38736590128545" calcext:value-type="float">
            <text:p>1.38736590128545</text:p>
          </table:table-cell>
          <table:table-cell office:value-type="float" office:value="0.044432347878796" calcext:value-type="float">
            <text:p>0.044432347878796</text:p>
          </table:table-cell>
          <table:table-cell table:formula="of:=([.F48]+[.D48])/2" office:value-type="float" office:value="1.24394060358492" calcext:value-type="float">
            <text:p>1.24394060358492</text:p>
          </table:table-cell>
          <table:table-cell/>
          <table:table-cell table:formula="of:=SQRT([.E48]^2+[.G48]^2)" office:value-type="float" office:value="0.0495570016638796" calcext:value-type="float">
            <text:p>0.04955700166388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9" loext:min-decimal-places="19" number:min-integer-digits="1"/>
    </number:number-style>
    <number:number-style style:name="N130">
      <number:number number:decimal-places="20" loext:min-decimal-places="20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09:23:43.714310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06:26.521224667</meta:creation-date>
    <dc:date>2019-07-16T11:55:09.400778745</dc:date>
    <meta:editing-duration>PT26M1S</meta:editing-duration>
    <meta:editing-cycles>6</meta:editing-cycles>
    <meta:generator>LibreOffice/6.0.7.3$Linux_X86_64 LibreOffice_project/00m0$Build-3</meta:generator>
    <meta:document-statistic meta:table-count="1" meta:cell-count="408" meta:object-count="0"/>
  </office:meta>
</office:document-meta>
</file>